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1" style:family="paragraph">
      <style:paragraph-properties fo:margin-left="0.6cm" fo:margin-right="0cm" fo:text-indent="-0.6cm"/>
    </style:style>
  </office:automatic-styles>
  <office:body>
    <office:presentation>
      <draw:page draw:name="page1" draw:style-name="dp1" draw:master-page-name="Обычный"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Verdan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Verdan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Verdana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Verdana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>
        <text:list-style style:name="Обычный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Verdana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Verdana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outline2" style:family="presentation" style:parent-style-name="Обычный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1</text:page-number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Обычный" style:page-layout-name="PM1" draw:style-name="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1</text:page-number></text:p>
        </draw:text-box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2$Build-9286</meta:generator>
    <meta:initial-creator>Anton Boyarshinov</meta:initial-creator>
    <meta:creation-date>2008-09-02T15:43:40</meta:creation-date>
    <meta:editing-cycles>0</meta:editing-cycles>
    <meta:editing-duration>PT0S</meta:editing-duration>
    <meta:user-defined meta:name="Поле 1"/>
    <meta:user-defined meta:name="Поле 2"/>
    <meta:user-defined meta:name="Поле 3"/>
    <meta:user-defined meta:name="Поле 4"/>
    <meta:document-statistic meta:object-count="23"/>
  </office:meta>
</office:document-meta>
</file>